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Huninn" svg:font-family="Hunin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/>
    <style:font-face style:name="Microsoft JhengHei1" svg:font-family="'Microsoft JhengHei'" style:font-family-generic="system" style:font-pitch="variable"/>
    <style:font-face style:name="jf-openhuninn-2.1" svg:font-family="jf-openhuninn-2.1" style:font-family-generic="swiss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0.319cm"/>
    </style:style>
    <style:style style:name="co8" style:family="table-column">
      <style:table-column-properties fo:break-before="auto" style:column-width="0.621cm"/>
    </style:style>
    <style:style style:name="co9" style:family="table-column">
      <style:table-column-properties fo:break-before="auto" style:column-width="0.48cm"/>
    </style:style>
    <style:style style:name="co10" style:family="table-column">
      <style:table-column-properties fo:break-before="auto" style:column-width="0.82cm"/>
    </style:style>
    <style:style style:name="co11" style:family="table-column">
      <style:table-column-properties fo:break-before="auto" style:column-width="0.191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2.889cm"/>
    </style:style>
    <style:style style:name="co16" style:family="table-column">
      <style:table-column-properties fo:break-before="auto" style:column-width="2.415cm"/>
    </style:style>
    <style:style style:name="ro1" style:family="table-row">
      <style:table-row-properties style:row-height="0.049cm" fo:break-before="auto" style:use-optimal-row-height="fals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161cm" fo:break-before="auto" style:use-optimal-row-height="false"/>
    </style:style>
    <style:style style:name="ro7" style:family="table-row">
      <style:table-row-properties style:row-height="0.5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INT_5f_ALL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jf-openhuninn-2.1" fo:font-size="5pt" fo:font-style="normal" fo:text-shadow="none" style:text-underline-style="none" fo:font-weight="normal" style:font-name-asian="jf-openhuninn-2.1" style:font-size-asian="5pt" style:font-style-asian="normal" style:font-weight-asian="normal" style:font-name-complex="Huninn" style:font-size-complex="5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1pt" fo:font-style="normal" fo:text-shadow="none" style:text-underline-style="none" fo:font-weight="normal" style:font-name-asian="jf-openhuninn-2.1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jf-openhuninn-2.1" style:font-name-asian="jf-openhuninn-2.1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49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14pt" fo:font-style="normal" fo:text-shadow="none" style:text-underline-style="none" fo:font-weight="normal" style:font-name-asian="jf-openhuninn-2.1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-complex="Huninn"/>
    </style:style>
    <style:style style:name="T3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Huninn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T_AL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16366"/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86" table:number-columns-repeated="17"/>
        </table:table-row>
        <table:table-row table:style-name="ro2">
          <table:table-cell table:style-name="ce86" table:number-columns-repeated="7"/>
          <table:table-cell table:style-name="ce19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19"/>
          <table:table-cell table:style-name="ce86" table:number-columns-repeated="3"/>
        </table:table-row>
        <table:table-row table:style-name="ro3">
          <table:table-cell table:style-name="ce87"/>
          <table:table-cell table:style-name="ce89" table:number-columns-repeated="6"/>
          <table:table-cell table:style-name="ce20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0"/>
          <table:table-cell table:style-name="ce89"/>
          <table:table-cell table:style-name="ce87"/>
          <table:table-cell table:style-name="ce89"/>
        </table:table-row>
        <table:table-row table:style-name="ro4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3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7"/>
          <table:table-cell table:style-name="ce114" office:value-type="float" office:value="1762358594" calcext:value-type="float" table:number-columns-spanned="2" table:number-rows-spanned="1">
            <text:p>1762358594</text:p>
          </table:table-cell>
          <table:covered-table-cell table:style-name="ce114"/>
          <table:table-cell table:style-name="ce27" office:value-type="string" calcext:value-type="string" table:number-columns-spanned="2" table:number-rows-spanned="1">
            <text:p>訂單號碼：</text:p>
          </table:table-cell>
          <table:covered-table-cell table:style-name="ce27"/>
          <table:table-cell table:style-name="ce122" office:value-type="string" calcext:value-type="string">
            <text:p>SD0013358469863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1">蔡宗祐 </text:span><text:span text:style-name="T2">(</text:span><text:span text:style-name="T1">余志仁</text:span><text:span text:style-name="T2">)</text:span></text:p>
          </table:table-cell>
          <table:covered-table-cell table:number-columns-repeated="6" table:style-name="ce17"/>
          <table:table-cell table:style-name="ce24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32" office:value-type="string" calcext:value-type="string" table:number-columns-spanned="2" table:number-rows-spanned="1">
            <text:p><text:span text:style-name="T3">B </text:span><text:span text:style-name="T1">新竹公司</text:span></text:p>
          </table:table-cell>
          <table:covered-table-cell table:style-name="ce32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39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39"/>
        </table:table-row>
        <table:table-row table:style-name="ro6">
          <table:table-cell table:style-name="ce87"/>
          <table:table-cell table:style-name="ce8"/>
          <table:table-cell table:style-name="ce14" table:number-columns-repeated="15"/>
          <table:table-cell table:style-name="ce40"/>
        </table:table-row>
        <table:table-row table:style-name="ro6">
          <table:table-cell table:style-name="ce87"/>
          <table:table-cell table:style-name="ce7"/>
          <table:table-cell table:style-name="ce99" table:number-columns-repeated="15"/>
          <table:table-cell table:style-name="ce39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出貨數量</text:p>
          </table:table-cell>
          <table:covered-table-cell table:style-name="ce28"/>
          <table:table-cell table:style-name="ce99"/>
          <table:table-cell table:style-name="ce33" office:value-type="string" calcext:value-type="string">
            <text:p>出貨單價</text:p>
          </table:table-cell>
          <table:table-cell table:style-name="ce33" office:value-type="string" calcext:value-type="string">
            <text:p>出貨金額</text:p>
          </table:table-cell>
          <table:table-cell table:style-name="ce115"/>
          <table:table-cell table:style-name="ce39" office:value-type="string" calcext:value-type="string" table:number-columns-spanned="2" table:number-rows-spanned="1">
            <text:p>摘要說明</text:p>
          </table:table-cell>
          <table:covered-table-cell table:style-name="ce39"/>
        </table:table-row>
        <table:table-row table:style-name="ro6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02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1">台灣鮮蚵 </text:span><text:span text:style-name="T2">(</text:span><text:span text:style-name="T1">單位：</text:span><text:span text:style-name="T2">3</text:span><text:span text:style-name="T1">袋</text:span><text:span text:style-name="T2">) 1</text:span><text:span text:style-name="T1">袋：</text:span><text:span text:style-name="T2">1000g</text:span></text:p>
          </table:table-cell>
          <table:covered-table-cell table:number-columns-repeated="2" table:style-name="ce11"/>
          <table:table-cell table:style-name="ce22" office:value-type="string" calcext:value-type="string" table:number-columns-spanned="2" table:number-rows-spanned="1">
            <text:p>盤</text:p>
          </table:table-cell>
          <table:covered-table-cell table:style-name="ce22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200" calcext:value-type="float">
            <text:p>1200</text:p>
          </table:table-cell>
          <table:table-cell table:style-name="ce113" office:value-type="float" office:value="1200" calcext:value-type="float">
            <text:p>1200</text:p>
          </table:table-cell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1">翠宏 香辣沾粉 </text:span><text:span text:style-name="T2">400g(</text:span><text:span text:style-name="T1">不含蘇丹紅 老味干碟 蘸料 蘸粉</text:span><text:span text:style-name="T2">)</text:span></text:p>
          </table:table-cell>
          <table:covered-table-cell table:number-columns-repeated="2" table:style-name="ce11"/>
          <table:table-cell table:style-name="ce22" office:value-type="string" calcext:value-type="string" table:number-columns-spanned="2" table:number-rows-spanned="1">
            <text:p>盤</text:p>
          </table:table-cell>
          <table:covered-table-cell table:style-name="ce22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300" calcext:value-type="float">
            <text:p>300</text:p>
          </table:table-cell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39" table:number-columns-spanned="2" table:number-rows-spanned="1"/>
          <table:covered-table-cell table:style-name="ce39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6" table:number-columns-spanned="2" table:number-rows-spanned="1"/>
          <table:covered-table-cell table:style-name="ce26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7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1" table:number-columns-spanned="2" table:number-rows-spanned="1"/>
          <table:covered-table-cell table:style-name="ce21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36" office:value-type="float" office:value="1500" calcext:value-type="float">
            <text:p>$1,500</text:p>
          </table:table-cell>
          <table:table-cell table:style-name="ce38"/>
          <table:table-cell table:style-name="ce10" office:value-type="string" calcext:value-type="string">
            <text:p>客戶簽收</text:p>
          </table:table-cell>
          <table:table-cell table:style-name="ce40"/>
        </table:table-row>
        <table:table-row table:style-name="ro5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1">電話：</text:span><text:span text:style-name="T2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1" office:value-type="string" calcext:value-type="string" table:number-columns-spanned="2" table:number-rows-spanned="1">
            <text:p>製表：夏天</text:p>
          </table:table-cell>
          <table:covered-table-cell table:style-name="ce41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1">公司地址：新竹市北區榮濱路</text:span><text:span text:style-name="T2">53</text:span><text:span text:style-name="T1">號</text:span></text:p>
          </table:table-cell>
          <table:covered-table-cell table:number-columns-repeated="16" table:style-name="ce11"/>
        </table:table-row>
        <table:table-row table:style-name="ro8" table:number-rows-repeated="1026017">
          <table:table-cell table:number-columns-repeated="18"/>
        </table:table-row>
        <table:table-row table:style-name="ro9" table:number-rows-repeated="22527">
          <table:table-cell table:number-columns-repeated="18"/>
        </table:table-row>
        <table:table-row table:style-name="ro9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Huninn" svg:font-family="Hunin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/>
    <style:font-face style:name="Microsoft JhengHei1" svg:font-family="'Microsoft JhengHei'" style:font-family-generic="system" style:font-pitch="variable"/>
    <style:font-face style:name="jf-openhuninn-2.1" svg:font-family="jf-openhuninn-2.1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PMingLiU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JhengHei1" style:font-family-asian="'Microsoft Jheng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text>$</number:text>
      <number:number number:decimal-places="0" number:min-decimal-places="0" number:min-integer-digits="1" number:grouping="true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 _-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> _-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_-</number:text>
    </number:number-style>
    <number:number-style style:name="N169P2" style:volatile="true">
      <number:text loext:blank-width-char="-"> $</number:text>
      <number:fill-character> </number:fill-character>
      <number:text>- _-</number:text>
    </number:number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> _-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_-</number:text>
    </number:number-style>
    <number:number-style style:name="N177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Microsoft JhengHei" fo:font-family="'Microsoft JhengHei'" style:font-family-generic="swiss" fo:font-size="12pt" style:font-name-asian="Microsoft JhengHei" style:font-family-asian="'Microsoft JhengHei'" style:font-family-generic-asian="swiss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14.801cm" style:num-format="1" style:print-orientation="landscape" fo:margin-top="1.401cm" fo:margin-bottom="1.401cm" fo:margin-left="1.259cm" fo:margin-right="1.25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00/00/00</text:date>, <text:time style:data-style-name="N2" text:time-value="17:21:47.6033443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NT_5f_ALL" style:display-name="PageStyle_PRINT_A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zh-TW</dc:language>
    <dc:date>2026-01-11T20:13:39.911510500</dc:date>
    <meta:editing-cycles>18</meta:editing-cycles>
    <meta:editing-duration>PT7H1M42S</meta:editing-duration>
    <meta:generator>LibreOffice/25.8.4.2$Windows_X86_64 LibreOffice_project/290daaa01b999472f0c7a3890eb6a550fd74c6df</meta:generator>
    <meta:document-statistic meta:table-count="1" meta:cell-count="51" meta:object-count="0"/>
    <meta:user-defined meta:name="AppVersion">15.0000</meta:user-defined>
  </office:meta>
</office:document-meta>
</file>